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0.06pt solid #000000" fo:background-color="#00b274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89c765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adc5e7" fo:border="0.06pt solid #000000"/>
    </style:style>
    <style:style style:name="ce4" style:family="table-cell" style:parent-style-name="Default">
      <style:table-cell-properties fo:background-color="#ffe5ca" fo:border="0.06pt solid #000000"/>
    </style:style>
    <style:style style:name="ce5" style:family="table-cell" style:parent-style-name="Default">
      <style:table-cell-properties fo:background-color="#fffbcc" fo:border="0.06pt solid #000000"/>
    </style:style>
    <style:style style:name="ce6" style:family="table-cell" style:parent-style-name="Default">
      <style:table-cell-properties fo:background-color="#fffbcc" fo:border="0.06pt solid #000000"/>
      <style:text-properties fo:color="#ce181e"/>
    </style:style>
    <style:style style:name="ce7" style:family="table-cell" style:parent-style-name="Default">
      <style:table-cell-properties fo:background-color="#f8aa97" fo:border="0.06pt solid #000000"/>
    </style:style>
    <style:style style:name="ce8" style:family="table-cell" style:parent-style-name="Default">
      <style:table-cell-properties fo:background-color="#c2e0ae" fo:border="0.06pt solid #000000"/>
      <style:text-properties fo:color="#ce181e"/>
    </style:style>
    <style:style style:name="ce9" style:family="table-cell" style:parent-style-name="Default">
      <style:table-cell-properties fo:background-color="#c2e0ae" fo:border="0.06pt solid #000000"/>
    </style:style>
    <style:style style:name="ce10" style:family="table-cell" style:parent-style-name="Default">
      <style:table-cell-properties fo:background-color="#bcaed5" fo:border="0.06pt solid #000000"/>
    </style:style>
    <style:style style:name="ce11" style:family="table-cell" style:parent-style-name="Default">
      <style:table-cell-properties fo:background-color="#bcaed5" fo:border="0.06pt solid #000000"/>
      <style:text-properties fo:color="#1c1c1c"/>
    </style:style>
    <style:style style:name="ce12" style:family="table-cell" style:parent-style-name="Default">
      <style:table-cell-properties fo:background-color="#bcaed5" fo:border="0.06pt solid #000000"/>
      <style:text-properties fo:color="#ce181e"/>
    </style:style>
    <style:style style:name="ce13" style:family="table-cell" style:parent-style-name="Default">
      <style:table-cell-properties fo:background-color="#bce4e5" fo:border="0.06pt solid #000000"/>
    </style:style>
    <style:style style:name="ce41" style:family="table-cell" style:parent-style-name="Default">
      <style:table-cell-properties fo:background-color="#ce181e"/>
    </style:style>
    <style:style style:name="ce43" style:family="table-cell" style:parent-style-name="Default">
      <style:table-cell-properties fo:background-color="#fcd3c1" fo:border="0.06pt solid #000000"/>
    </style:style>
    <style:style style:name="ce44" style:family="table-cell" style:parent-style-name="Default">
      <style:table-cell-properties fo:background-color="#dfcce4" fo:border="0.06pt solid #000000"/>
    </style:style>
    <style:style style:name="ce15" style:family="table-cell" style:parent-style-name="Default">
      <style:table-cell-properties fo:border-bottom="0.06pt solid #000000" fo:background-color="#00b274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50">
      <style:table-cell-properties fo:background-color="#adc5e7" fo:border="0.06pt solid #000000"/>
    </style:style>
    <style:style style:name="ce17" style:family="table-cell" style:parent-style-name="Default" style:data-style-name="N50">
      <style:table-cell-properties fo:background-color="#ffe5ca" fo:border="0.06pt solid #000000"/>
    </style:style>
    <style:style style:name="ce18" style:family="table-cell" style:parent-style-name="Default" style:data-style-name="N50">
      <style:table-cell-properties fo:background-color="#fffbcc" fo:border="0.06pt solid #000000"/>
    </style:style>
    <style:style style:name="ce19" style:family="table-cell" style:parent-style-name="Default" style:data-style-name="N50">
      <style:table-cell-properties fo:background-color="#fffbcc" fo:border="0.06pt solid #000000"/>
      <style:text-properties fo:color="#ce181e"/>
    </style:style>
    <style:style style:name="ce20" style:family="table-cell" style:parent-style-name="Default" style:data-style-name="N50">
      <style:table-cell-properties fo:background-color="#f8aa97" fo:border="0.06pt solid #000000"/>
    </style:style>
    <style:style style:name="ce21" style:family="table-cell" style:parent-style-name="Default" style:data-style-name="N50">
      <style:table-cell-properties fo:background-color="#c2e0ae" fo:border="0.06pt solid #000000"/>
      <style:text-properties fo:color="#ce181e"/>
    </style:style>
    <style:style style:name="ce22" style:family="table-cell" style:parent-style-name="Default" style:data-style-name="N50">
      <style:table-cell-properties fo:background-color="#c2e0ae" fo:border="0.06pt solid #000000"/>
    </style:style>
    <style:style style:name="ce23" style:family="table-cell" style:parent-style-name="Default" style:data-style-name="N50">
      <style:table-cell-properties fo:background-color="#bcaed5" fo:border="0.06pt solid #000000"/>
    </style:style>
    <style:style style:name="ce24" style:family="table-cell" style:parent-style-name="Default" style:data-style-name="N50">
      <style:table-cell-properties fo:background-color="#bcaed5" fo:border="0.06pt solid #000000"/>
      <style:text-properties fo:color="#1c1c1c"/>
    </style:style>
    <style:style style:name="ce25" style:family="table-cell" style:parent-style-name="Default" style:data-style-name="N50">
      <style:table-cell-properties fo:background-color="#bcaed5" fo:border="0.06pt solid #000000"/>
      <style:text-properties fo:color="#ce181e"/>
    </style:style>
    <style:style style:name="ce26" style:family="table-cell" style:parent-style-name="Default" style:data-style-name="N50">
      <style:table-cell-properties fo:background-color="#bce4e5" fo:border="0.06pt solid #000000"/>
    </style:style>
    <style:style style:name="ce59" style:family="table-cell" style:parent-style-name="Default" style:data-style-name="N50">
      <style:table-cell-properties fo:background-color="#fcd3c1" fo:border="0.06pt solid #000000"/>
    </style:style>
    <style:style style:name="ce60" style:family="table-cell" style:parent-style-name="Default" style:data-style-name="N50">
      <style:table-cell-properties fo:background-color="#dfcce4" fo:border="0.06pt solid #000000"/>
    </style:style>
    <style:style style:name="ce27" style:family="table-cell" style:parent-style-name="Default">
      <style:table-cell-properties fo:border-bottom="0.06pt solid #000000" fo:background-color="#00b274" fo:border-left="none" fo:border-right="0.06pt solid #000000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ackground-color="#820f71"/>
    </style:style>
    <style:style style:name="ce14" style:family="table-cell" style:parent-style-name="Default">
      <style:table-cell-properties fo:background-color="#07113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2" table:default-cell-style-name="ce17"/>
        <table:table-column table:style-name="co3" table:default-cell-style-name="ce4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GHZ states fidelity </text:p>
          </table:table-cell>
          <table:table-cell table:style-name="ce15" table:number-columns-repeated="2"/>
          <table:table-cell table:style-name="ce27" table:number-columns-repeated="2"/>
          <table:table-cell/>
          <table:table-cell table:style-name="ce56" office:value-type="string" calcext:value-type="string">
            <text:p>IBMQ16</text:p>
          </table:table-cell>
          <table:table-cell/>
        </table:table-row>
        <table:table-row table:style-name="ro1"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n_qubit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average (without bad)</text:p>
          </table:table-cell>
          <table:table-cell/>
          <table:table-cell table:style-name="ce14" office:value-type="string" calcext:value-type="string">
            <text:p>n_qubits</text:p>
          </table:table-cell>
          <table:table-cell table:style-name="ce14" office:value-type="string" calcext:value-type="string">
            <text:p>average_fidelity</text:p>
          </table:table-cell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date" office:date-value="2019-02-12T11:32:00" calcext:value-type="date">
            <text:p>12/02/19 11:32</text:p>
          </table:table-cell>
          <table:table-cell table:style-name="ce3" office:value-type="float" office:value="0.876" calcext:value-type="float">
            <text:p>0.8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9135" calcext:value-type="float">
            <text:p>0.9135</text:p>
          </table:table-cell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date" office:date-value="2019-02-14T15:40:00" calcext:value-type="date">
            <text:p>14/02/19 15:40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date" office:date-value="2019-02-12T13:10:00" calcext:value-type="date">
            <text:p>12/02/19 13:10</text:p>
          </table:table-cell>
          <table:table-cell table:style-name="ce3" office:value-type="float" office:value="0.951" calcext:value-type="float">
            <text:p>0.951</text:p>
          </table:table-cell>
          <table:table-cell table:formula="of:=AVERAGE([.D4:.D6])" office:value-type="float" office:value="0.895666666666667" calcext:value-type="float">
            <text:p>0.8956666666666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472" calcext:value-type="float">
            <text:p>0.7472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3:25:00" calcext:value-type="date">
            <text:p>12/02/19 13:25</text:p>
          </table:table-cell>
          <table:table-cell office:value-type="float" office:value="0.916" calcext:value-type="float">
            <text:p>0.9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3:26:00" calcext:value-type="date">
            <text:p>12/02/19 13:26</text:p>
          </table:table-cell>
          <table:table-cell office:value-type="float" office:value="0.756" calcext:value-type="float">
            <text:p>0.75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3:27:00" calcext:value-type="date">
            <text:p>12/02/19 13:27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51525" calcext:value-type="float">
            <text:p>0.51525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5:30:00" calcext:value-type="date">
            <text:p>12/02/19 15:30</text:p>
          </table:table-cell>
          <table:table-cell office:value-type="float" office:value="0.647" calcext:value-type="float">
            <text:p>0.64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5:31:00" calcext:value-type="date">
            <text:p>12/02/19 15:31</text:p>
          </table:table-cell>
          <table:table-cell office:value-type="float" office:value="0.846" calcext:value-type="float">
            <text:p>0.846</text:p>
          </table:table-cell>
          <table:table-cell table:formula="of:=AVERAGE([.D7:.D11])" office:value-type="float" office:value="0.7472" calcext:value-type="float">
            <text:p>0.747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7:02:00" calcext:value-type="date">
            <text:p>12/02/19 17:02</text:p>
          </table:table-cell>
          <table:table-cell table:style-name="ce5" office:value-type="float" office:value="0.532" calcext:value-type="float">
            <text:p>0.53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7:03:00" calcext:value-type="date">
            <text:p>12/02/19 17:03</text:p>
          </table:table-cell>
          <table:table-cell table:style-name="ce5" office:value-type="float" office:value="0.533" calcext:value-type="float">
            <text:p>0.533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2T17:01:00" calcext:value-type="date">
            <text:p>12/02/19 17:01</text:p>
          </table:table-cell>
          <table:table-cell table:style-name="ce6" office:value-type="float" office:value="0.216" calcext:value-type="float">
            <text:p>0.216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8:33:00" calcext:value-type="date">
            <text:p>12/02/19 18:33</text:p>
          </table:table-cell>
          <table:table-cell table:style-name="ce5" office:value-type="float" office:value="0.595" calcext:value-type="float">
            <text:p>0.59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8:35:00" calcext:value-type="date">
            <text:p>12/02/19 18:35</text:p>
          </table:table-cell>
          <table:table-cell table:style-name="ce5" office:value-type="float" office:value="0.588" calcext:value-type="float">
            <text:p>0.588</text:p>
          </table:table-cell>
          <table:table-cell table:formula="of:=AVERAGE([.D15:.D16]) /2+ AVERAGE([.D12:.D13]) /2" office:value-type="float" office:value="0.562" calcext:value-type="float">
            <text:p>0.56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2T18:54:00" calcext:value-type="date">
            <text:p>12/02/19 18:54</text:p>
          </table:table-cell>
          <table:table-cell table:style-name="ce6" office:value-type="float" office:value="0.243" calcext:value-type="float">
            <text:p>0.243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3T13:12:00" calcext:value-type="date">
            <text:p>13/02/19 13:12</text:p>
          </table:table-cell>
          <table:table-cell table:style-name="ce6" office:value-type="float" office:value="0.167" calcext:value-type="float">
            <text:p>0.16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3T13:13:00" calcext:value-type="date">
            <text:p>13/02/19 13:13</text:p>
          </table:table-cell>
          <table:table-cell table:style-name="ce6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50:00" calcext:value-type="date">
            <text:p>13/02/19 12:50</text:p>
          </table:table-cell>
          <table:table-cell table:style-name="ce7" office:value-type="float" office:value="0.769" calcext:value-type="float">
            <text:p>0.769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49:00" calcext:value-type="date">
            <text:p>13/02/19 12:49</text:p>
          </table:table-cell>
          <table:table-cell table:style-name="ce7" office:value-type="float" office:value="0.776" calcext:value-type="float">
            <text:p>0.776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48:00" calcext:value-type="date">
            <text:p>13/02/19 12:48</text:p>
          </table:table-cell>
          <table:table-cell table:style-name="ce7" office:value-type="float" office:value="0.836" calcext:value-type="float">
            <text:p>0.836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51:00" calcext:value-type="date">
            <text:p>13/02/19 12:51</text:p>
          </table:table-cell>
          <table:table-cell table:style-name="ce7" office:value-type="float" office:value="0.803" calcext:value-type="float">
            <text:p>0.803</text:p>
          </table:table-cell>
          <table:table-cell table:formula="of:=AVERAGE([.D20:.D23])" office:value-type="float" office:value="0.796" calcext:value-type="float">
            <text:p>0.796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ibmq16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date" office:date-value="2019-02-13T13:15:00" calcext:value-type="date">
            <text:p>13/02/19 13:15</text:p>
          </table:table-cell>
          <table:table-cell table:style-name="ce8" office:value-type="float" office:value="0.202" calcext:value-type="float">
            <text:p>0.202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25:00" calcext:value-type="date">
            <text:p>13/02/19 13:25</text:p>
          </table:table-cell>
          <table:table-cell table:style-name="ce9" office:value-type="float" office:value="0.455" calcext:value-type="float">
            <text:p>0.455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27:00" calcext:value-type="date">
            <text:p>13/02/19 13:27</text:p>
          </table:table-cell>
          <table:table-cell table:style-name="ce9" office:value-type="float" office:value="0.54" calcext:value-type="float">
            <text:p>0.54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42:00" calcext:value-type="date">
            <text:p>13/02/19 13:42</text:p>
          </table:table-cell>
          <table:table-cell table:style-name="ce9" office:value-type="float" office:value="0.497" calcext:value-type="float">
            <text:p>0.497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41:00" calcext:value-type="date">
            <text:p>13/02/19 13:41</text:p>
          </table:table-cell>
          <table:table-cell table:style-name="ce9" office:value-type="float" office:value="0.569" calcext:value-type="float">
            <text:p>0.569</text:p>
          </table:table-cell>
          <table:table-cell table:formula="of:=AVERAGE([.D25:.D28])" office:value-type="float" office:value="0.51525" calcext:value-type="float">
            <text:p>0.51525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ibmq16</text:p>
          </table:table-cell>
          <table:table-cell table:style-name="ce10" office:value-type="float" office:value="7" calcext:value-type="float">
            <text:p>7</text:p>
          </table:table-cell>
          <table:table-cell table:style-name="ce23" office:value-type="date" office:date-value="2019-02-13T14:52:00" calcext:value-type="date">
            <text:p>13/02/19 14:52</text:p>
          </table:table-cell>
          <table:table-cell table:style-name="ce10" office:value-type="float" office:value="0.339" calcext:value-type="float">
            <text:p>0.339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ibmq16</text:p>
          </table:table-cell>
          <table:table-cell table:style-name="ce11" office:value-type="float" office:value="7" calcext:value-type="float">
            <text:p>7</text:p>
          </table:table-cell>
          <table:table-cell table:style-name="ce24" office:value-type="date" office:date-value="2019-02-13T14:53:00.000002" calcext:value-type="date">
            <text:p>13/02/19 14:53</text:p>
          </table:table-cell>
          <table:table-cell table:style-name="ce11" office:value-type="float" office:value="0.35" calcext:value-type="float">
            <text:p>0.35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ibmq16</text:p>
          </table:table-cell>
          <table:table-cell table:style-name="ce10" office:value-type="float" office:value="7" calcext:value-type="float">
            <text:p>7</text:p>
          </table:table-cell>
          <table:table-cell table:style-name="ce23" office:value-type="date" office:date-value="2019-02-13T14:55:00" calcext:value-type="date">
            <text:p>13/02/19 14:55</text:p>
          </table:table-cell>
          <table:table-cell table:style-name="ce10" office:value-type="float" office:value="0.352" calcext:value-type="float">
            <text:p>0.352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bmq16</text:p>
          </table:table-cell>
          <table:table-cell table:style-name="ce12" office:value-type="float" office:value="7" calcext:value-type="float">
            <text:p>7</text:p>
          </table:table-cell>
          <table:table-cell table:style-name="ce25" office:value-type="date" office:date-value="2019-02-13T14:54:00" calcext:value-type="date">
            <text:p>13/02/19 14:54</text:p>
          </table:table-cell>
          <table:table-cell table:style-name="ce12" office:value-type="float" office:value="0.018" calcext:value-type="float">
            <text:p>0.018</text:p>
          </table:table-cell>
          <table:table-cell table:formula="of:=AVERAGE([.D29:.D31])" office:value-type="float" office:value="0.347" calcext:value-type="float">
            <text:p>0.347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ibmq16</text:p>
          </table:table-cell>
          <table:table-cell table:style-name="ce13" office:value-type="float" office:value="8" calcext:value-type="float">
            <text:p>8</text:p>
          </table:table-cell>
          <table:table-cell table:style-name="ce26" office:value-type="date" office:date-value="2019-02-13T17:19:00" calcext:value-type="date">
            <text:p>13/02/19 17:19</text:p>
          </table:table-cell>
          <table:table-cell table:style-name="ce13" office:value-type="float" office:value="0.018" calcext:value-type="float">
            <text:p>0.018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bmq16</text:p>
          </table:table-cell>
          <table:table-cell table:style-name="ce13" office:value-type="float" office:value="8" calcext:value-type="float">
            <text:p>8</text:p>
          </table:table-cell>
          <table:table-cell table:style-name="ce26" office:value-type="date" office:date-value="2019-02-13T17:18:00" calcext:value-type="date">
            <text:p>13/02/19 17:18</text:p>
          </table:table-cell>
          <table:table-cell table:style-name="ce13" office:value-type="float" office:value="0.082" calcext:value-type="float">
            <text:p>0.082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bmq16</text:p>
          </table:table-cell>
          <table:table-cell table:style-name="ce13" office:value-type="float" office:value="8" calcext:value-type="float">
            <text:p>8</text:p>
          </table:table-cell>
          <table:table-cell table:style-name="ce26" office:value-type="date" office:date-value="2019-02-13T17:19:00" calcext:value-type="date">
            <text:p>13/02/19 17:19</text:p>
          </table:table-cell>
          <table:table-cell table:style-name="ce13" office:value-type="float" office:value="0.058" calcext:value-type="float">
            <text:p>0.058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>
            <text:p>Most of the measurements taken on the IBMQ16 were made one day before it was calibrated!</text:p>
          </table:table-cell>
          <table:table-cell table:style-name="ce41" table:number-columns-repeated="4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4T11:00:00" calcext:value-type="date">
            <text:p>14/02/19 11:00</text:p>
          </table:table-cell>
          <table:table-cell table:style-name="ce5" office:value-type="float" office:value="0.903" calcext:value-type="float">
            <text:p>0.903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4T11:01:00" calcext:value-type="date">
            <text:p>14/02/19 11:01</text:p>
          </table:table-cell>
          <table:table-cell table:style-name="ce5" office:value-type="float" office:value="0.899" calcext:value-type="float">
            <text:p>0.899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4T11:02:00" calcext:value-type="date">
            <text:p>14/02/19 11:02</text:p>
          </table:table-cell>
          <table:table-cell table:style-name="ce5" office:value-type="float" office:value="0.91" calcext:value-type="float">
            <text:p>0.91</text:p>
          </table:table-cell>
          <table:table-cell table:style-name="ce5"/>
          <table:table-cell table:formula="of:=AVERAGE([.D38:.D40])" office:value-type="float" office:value="0.904" calcext:value-type="float">
            <text:p>0.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4T12:22:00" calcext:value-type="date">
            <text:p>14/02/19 12:22</text:p>
          </table:table-cell>
          <table:table-cell office:value-type="float" office:value="0.945" calcext:value-type="float">
            <text:p>0.945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4T12:23:00" calcext:value-type="date">
            <text:p>14/02/19 12:23</text:p>
          </table:table-cell>
          <table:table-cell office:value-type="float" office:value="0.951" calcext:value-type="float">
            <text:p>0.951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4T12:24:00" calcext:value-type="date">
            <text:p>14/02/19 12:24</text:p>
          </table:table-cell>
          <table:table-cell office:value-type="float" office:value="0.946" calcext:value-type="float">
            <text:p>0.946</text:p>
          </table:table-cell>
          <table:table-cell table:style-name="ce4"/>
          <table:table-cell table:formula="of:=AVERAGE([.D41:.D43])" office:value-type="float" office:value="0.947333333333333" calcext:value-type="float">
            <text:p>0.947333333333333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2-14T12:34:00" calcext:value-type="date">
            <text:p>14/02/19 12:34</text:p>
          </table:table-cell>
          <table:table-cell table:style-name="ce43" office:value-type="float" office:value="0.977" calcext:value-type="float">
            <text:p>0.977</text:p>
          </table:table-cell>
          <table:table-cell table:style-name="ce43"/>
          <table:table-cell table:number-columns-repeated="3"/>
        </table:table-row>
        <table:table-row table:style-name="ro1"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2-14T12:41:00" calcext:value-type="date">
            <text:p>14/02/19 12:41</text:p>
          </table:table-cell>
          <table:table-cell table:style-name="ce43" office:value-type="float" office:value="0.972" calcext:value-type="float">
            <text:p>0.972</text:p>
          </table:table-cell>
          <table:table-cell table:style-name="ce43"/>
          <table:table-cell table:number-columns-repeated="3"/>
        </table:table-row>
        <table:table-row table:style-name="ro1"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2-14T12:40:00" calcext:value-type="date">
            <text:p>14/02/19 12:40</text:p>
          </table:table-cell>
          <table:table-cell table:style-name="ce43" office:value-type="float" office:value="0.977" calcext:value-type="float">
            <text:p>0.977</text:p>
          </table:table-cell>
          <table:table-cell table:style-name="ce43"/>
          <table:table-cell table:formula="of:=AVERAGE([.D44:.D46])" office:value-type="float" office:value="0.975333333333333" calcext:value-type="float">
            <text:p>0.975333333333333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2:59:00" calcext:value-type="date">
            <text:p>14/02/19 12:59</text:p>
          </table:table-cell>
          <table:table-cell table:style-name="ce44" office:value-type="float" office:value="0.785" calcext:value-type="float">
            <text:p>0.785</text:p>
          </table:table-cell>
          <table:table-cell table:style-name="ce44"/>
          <table:table-cell table:number-columns-repeated="3"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4:10:00" calcext:value-type="date">
            <text:p>14/02/19 14:10</text:p>
          </table:table-cell>
          <table:table-cell table:style-name="ce44" office:value-type="float" office:value="0.761" calcext:value-type="float">
            <text:p>0.761</text:p>
          </table:table-cell>
          <table:table-cell table:style-name="ce44"/>
          <table:table-cell table:number-columns-repeated="3"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4:09:00" calcext:value-type="date">
            <text:p>14/02/19 14:09</text:p>
          </table:table-cell>
          <table:table-cell table:style-name="ce44" office:value-type="float" office:value="0.848" calcext:value-type="float">
            <text:p>0.848</text:p>
          </table:table-cell>
          <table:table-cell table:style-name="ce44"/>
          <table:table-cell table:number-columns-repeated="3"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4:08:00" calcext:value-type="date">
            <text:p>14/02/19 14:08</text:p>
          </table:table-cell>
          <table:table-cell table:style-name="ce44" office:value-type="float" office:value="0.79" calcext:value-type="float">
            <text:p>0.79</text:p>
          </table:table-cell>
          <table:table-cell table:style-name="ce44"/>
          <table:table-cell table:formula="of:=AVERAGE([.D47:.D50])" office:value-type="float" office:value="0.796" calcext:value-type="float">
            <text:p>0.79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3:59:38.897994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1:30:08.107069016</meta:creation-date>
    <meta:generator>LibreOffice/6.0.7.3$Linux_X86_64 LibreOffice_project/00m0$Build-3</meta:generator>
    <dc:date>2019-02-14T16:03:01.107564427</dc:date>
    <meta:editing-duration>P1DT6H43M44S</meta:editing-duration>
    <meta:editing-cycles>30</meta:editing-cycles>
    <meta:document-statistic meta:table-count="1" meta:cell-count="212" meta:object-count="0"/>
  </office:meta>
</office:document-meta>
</file>